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language="en" fo:country="US" officeooo:paragraph-rsid="0006e594"/>
    </style:style>
    <style:style style:name="P2" style:family="paragraph" style:parent-style-name="Standard">
      <style:text-properties style:font-name="DejaVu Sans" fo:language="en" fo:country="US" officeooo:rsid="00120139" officeooo:paragraph-rsid="0006e594"/>
    </style:style>
    <style:style style:name="P3" style:family="paragraph" style:parent-style-name="Standard" style:master-page-name="Standard">
      <loext:graphic-properties draw:fill="none"/>
      <style:paragraph-properties fo:margin-left="0.75in" fo:margin-right="0.6866in" fo:margin-top="0in" fo:margin-bottom="0.111in" loext:contextual-spacing="false" fo:line-height="108%" fo:text-align="center" style:justify-single-word="false" fo:orphans="2" fo:widows="2" fo:text-indent="0in" style:auto-text-indent="false" style:page-number="auto" fo:background-color="transparent" style:writing-mode="lr-tb"/>
      <style:text-properties style:font-name="DejaVu Sans" fo:language="en" fo:country="US" officeooo:paragraph-rsid="0006e594"/>
    </style:style>
    <style:style style:name="P4" style:family="paragraph" style:parent-style-name="List_20_Paragraph" style:list-style-name="WWNum1">
      <style:text-properties style:font-name="DejaVu Sans" fo:language="en" fo:country="US" officeooo:paragraph-rsid="0006e594"/>
    </style:style>
    <style:style style:name="P5" style:family="paragraph" style:parent-style-name="List_20_Paragraph" style:list-style-name="WWNum1">
      <style:text-properties style:font-name="DejaVu Sans" fo:language="en" fo:country="US" officeooo:rsid="00106ecb" officeooo:paragraph-rsid="0006e594"/>
    </style:style>
    <style:style style:name="P6" style:family="paragraph" style:parent-style-name="List_20_Paragraph" style:list-style-name="WWNum1">
      <style:text-properties style:font-name="DejaVu Sans" fo:language="en" fo:country="US" officeooo:rsid="00120139" officeooo:paragraph-rsid="0006e594"/>
    </style:style>
    <style:style style:name="P7" style:family="paragraph" style:parent-style-name="List_20_Paragraph" style:list-style-name="WWNum1">
      <style:text-properties style:font-name="DejaVu Sans" fo:language="en" fo:country="US" officeooo:rsid="0013d503" officeooo:paragraph-rsid="0006e594"/>
    </style:style>
    <style:style style:name="P8" style:family="paragraph" style:parent-style-name="List_20_Paragraph" style:list-style-name="WWNum1">
      <style:text-properties style:font-name="DejaVu Sans" fo:language="en" fo:country="US" officeooo:rsid="0013d503" officeooo:paragraph-rsid="00090422"/>
    </style:style>
    <style:style style:name="P9" style:family="paragraph" style:parent-style-name="List_20_Paragraph" style:list-style-name="WWNum1">
      <style:text-properties style:font-name="DejaVu Sans" fo:language="en" fo:country="US" officeooo:rsid="0006e594" officeooo:paragraph-rsid="0006e594"/>
    </style:style>
    <style:style style:name="P10" style:family="paragraph" style:parent-style-name="List_20_Paragraph" style:list-style-name="WWNum1">
      <style:text-properties style:font-name="DejaVu Sans" fo:language="en" fo:country="US" officeooo:rsid="0006e594" officeooo:paragraph-rsid="00090422"/>
    </style:style>
    <style:style style:name="P11" style:family="paragraph" style:parent-style-name="List_20_Paragraph" style:list-style-name="WWNum1">
      <style:text-properties style:font-name="DejaVu Sans" fo:language="en" fo:country="US" officeooo:rsid="000800ed" officeooo:paragraph-rsid="000800ed"/>
    </style:style>
    <style:style style:name="T1" style:family="text">
      <style:text-properties officeooo:rsid="00106ecb"/>
    </style:style>
    <style:style style:name="T2" style:family="text">
      <style:text-properties officeooo:rsid="00120139"/>
    </style:style>
    <style:style style:name="T3" style:family="text">
      <style:text-properties officeooo:rsid="0013d503"/>
    </style:style>
    <style:style style:name="T4" style:family="text">
      <style:text-properties officeooo:rsid="000800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00ed" style:font-weight-asian="bold" style:font-weight-complex="bold"/>
    </style:style>
    <style:style style:name="T7" style:family="text">
      <style:text-properties fo:font-weight="normal" officeooo:rsid="000800e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termining the structure and composition of hot Jupiter’<text:span text:style-name="T1">s atmospheres</text:span> using high resolution spectroscopy</text:p>
      <text:p text:style-name="P1"/>
      <text:p text:style-name="P1">By Diogo Godinho Gomes</text:p>
      <text:p text:style-name="P1"/>
      <text:p text:style-name="P2">Abstract</text:p>
      <text:p text:style-name="P2"/>
      <text:p text:style-name="P1">Chapter I. Motivation and layout</text:p>
      <text:list xml:id="list747189101686817434" text:style-name="WWNum1">
        <text:list-item>
          <text:p text:style-name="P4">Goal of <text:span text:style-name="T1">the </text:span>thesis: what <text:span text:style-name="T2">is to be studied</text:span> <text:span text:style-name="T1">(problem formulation and main purpose of the project);</text:span></text:p>
        </text:list-item>
        <text:list-item>
          <text:p text:style-name="P4">Layout: how the thesis is structured;</text:p>
        </text:list-item>
        <text:list-item>
          <text:p text:style-name="P8">What are the benefits of studying exoplanets’ atmospheres?</text:p>
          <text:list>
            <text:list-item>
              <text:p text:style-name="P8">Understanding the physics happening in the atmospheres of other planets outside our own planetary system is a goal itself – it is particularly interesting to understand if there’s a temperature inversion;</text:p>
            </text:list-item>
            <text:list-item>
              <text:p text:style-name="P10">It is potentially useful to pinpoint the region where the exoplanet was formed in the early stages of the planetary system;</text:p>
            </text:list-item>
            <text:list-item>
              <text:p text:style-name="P10">This method may be a new accurate indirect measurement of some macroscopical quantities of the studied exoplanet (its velocity, for instance);</text:p>
            </text:list-item>
          </text:list>
        </text:list-item>
      </text:list>
      <text:p text:style-name="P1"/>
      <text:p text:style-name="P1">Chapter II. <text:span text:style-name="T1">Introduction and s</text:span>tate of the art</text:p>
      <text:list xml:id="list92932494632438" text:continue-numbering="true" text:style-name="WWNum1">
        <text:list-item>
          <text:p text:style-name="P5">Studying a hot Jupiter’s atmosphere</text:p>
          <text:list>
            <text:list-item>
              <text:p text:style-name="P4"><text:span text:style-name="T1">Composition</text:span> – <text:span text:style-name="T1">which molecules and in which composition;</text:span></text:p>
            </text:list-item>
            <text:list-item>
              <text:p text:style-name="P4"><text:span text:style-name="T1">Structure</text:span> – <text:span text:style-name="T1">temperature profile;</text:span></text:p>
            </text:list-item>
            <text:list-item>
              <text:p text:style-name="P5">What are the different existing models?</text:p>
            </text:list-item>
          </text:list>
        </text:list-item>
        <text:list-item>
          <text:p text:style-name="P4"><text:span text:style-name="T1">How to determine the composition and structure of a hot Jupiter’s atmosphere</text:span>? </text:p>
          <text:list>
            <text:list-item>
              <text:p text:style-name="P5">Transit method</text:p>
              <text:list>
                <text:list-item>
                  <text:p text:style-name="P6">How does it work?</text:p>
                </text:list-item>
                <text:list-item>
                  <text:p text:style-name="P6">Already done by X and Y (some examples), brief explanation of the different methods used by the mentioned authors <text:span text:style-name="T3">(different types of eclipse and observations) </text:span>and also of the results obtaine<text:span text:style-name="T3">d (which exoplanet, which composition and which structure);</text:span></text:p>
                </text:list-item>
                <text:list-item>
                  <text:p text:style-name="P7">What are the limitations of this method?</text:p>
                </text:list-item>
              </text:list>
            </text:list-item>
            <text:list-item>
              <text:p text:style-name="P4"><text:s/><text:span text:style-name="T3">Alternatively: high-resolution spectroscopy</text:span></text:p>
              <text:list>
                <text:list-item>
                  <text:p text:style-name="P7">How does it work?</text:p>
                </text:list-item>
                <text:list-item>
                  <text:p text:style-name="P4"><text:span text:style-name="T3">It has already been done by W and Z</text:span> (<text:span text:style-name="T3">examples and references, like: ‘for planet P this and that composition and structure were determined…’);</text:span></text:p>
                </text:list-item>
              </text:list>
            </text:list-item>
          </text:list>
        </text:list-item>
        <text:list-item>
          <text:p text:style-name="P9">The purpose of this <text:span text:style-name="T4">specific </text:span>project is determining the composition and structure of <text:span text:style-name="T5">HD 209458 </text:span><text:span text:style-name="T6">b</text:span><text:span text:style-name="T7">’s</text:span> atmosphere</text:p>
          <text:list>
            <text:list-item>
              <text:p text:style-name="P11">Although this is a transiting exoplanet, high-resolution spectroscopy will be used for the purpose of this projec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0:54.897050843</meta:creation-date>
    <dc:date>2017-12-13T09:29:30.994958964</dc:date>
    <meta:editing-duration>PT5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303" meta:character-count="1878" meta:non-whitespace-character-count="1615"/>
  </office:meta>
</office:document-meta>
</file>